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05000000C22843126A3F1F73BA.png" manifest:media-type="image/png"/>
  <manifest:file-entry manifest:full-path="Pictures/100002010000016C000000A02237E05E4250BF4C.png" manifest:media-type="image/png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left="20mm" fo:margin-right="0mm" fo:margin-top="0mm" fo:margin-bottom="4mm" loext:contextual-spacing="false" fo:line-height="120%" fo:text-align="end" style:justify-single-word="false" fo:keep-together="auto" fo:orphans="0" fo:widows="0" fo:text-indent="0mm" style:auto-text-indent="false" fo:padding="0mm" fo:border="none" fo:keep-with-next="auto"/>
      <style:text-properties fo:font-variant="normal" fo:text-transform="none" fo:color="#4343ad" style:text-line-through-style="none" style:text-line-through-type="none" style:text-position="0% 100%" style:font-name="Roboto Mono" fo:font-size="11pt" fo:font-style="normal" style:text-underline-style="none" fo:font-weight="normal" style:font-name-asian="Roboto Mono1" style:font-size-asian="11pt" style:font-style-asian="normal" style:font-weight-asian="normal" style:font-name-complex="Roboto Mono1" style:font-size-complex="11pt"/>
    </style:style>
    <style:style style:name="P2" style:family="paragraph" style:parent-style-name="Standard">
      <style:paragraph-properties fo:margin-left="0mm" fo:margin-right="0mm" fo:margin-top="0mm" fo:margin-bottom="0mm" loext:contextual-spacing="false" fo:line-height="150%" fo:text-align="end" style:justify-single-word="false" fo:keep-together="auto" fo:orphans="0" fo:widows="0" fo:text-indent="0mm" style:auto-text-indent="false" fo:padding="0mm" fo:border="none" fo:keep-with-next="auto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3" style:family="paragraph" style:parent-style-name="Standard">
      <style:paragraph-properties fo:margin-left="0mm" fo:margin-right="0mm" fo:margin-top="0mm" fo:margin-bottom="0mm" loext:contextual-spacing="false" fo:line-height="150%" fo:text-align="start" style:justify-single-word="false" fo:keep-together="auto" fo:orphans="0" fo:widows="0" fo:text-indent="0mm" style:auto-text-indent="false" fo:padding="0mm" fo:border="none" fo:keep-with-next="auto">
        <style:tab-stops>
          <style:tab-stop style:position="85mm" style:type="center"/>
          <style:tab-stop style:position="170mm" style:type="right"/>
        </style:tab-stops>
      </style:paragraph-properties>
      <style:text-properties fo:font-variant="normal" fo:text-transform="none" fo:color="#4343ad" style:text-line-through-style="none" style:text-line-through-type="none" style:text-position="0% 100%" style:font-name="Roboto Mono" fo:font-size="6pt" fo:font-style="normal" style:text-underline-style="none" fo:font-weight="normal" style:font-name-asian="Roboto Mono1" style:font-size-asian="6pt" style:font-style-asian="normal" style:font-weight-asian="normal" style:font-name-complex="Roboto Mono1" style:font-size-complex="6pt"/>
    </style:style>
    <style:style style:name="P4" style:family="paragraph" style:parent-style-name="Standard">
      <style:paragraph-properties fo:margin-left="0mm" fo:margin-right="0mm" fo:margin-top="0mm" fo:margin-bottom="1.01mm" loext:contextual-spacing="false" fo:line-height="150%" fo:text-align="start" style:justify-single-word="false" fo:keep-together="auto" fo:orphans="0" fo:widows="0" fo:text-indent="0mm" style:auto-text-indent="false" fo:padding="0mm" fo:border="none" fo:keep-with-next="auto">
        <style:tab-stops>
          <style:tab-stop style:position="85mm" style:type="center"/>
          <style:tab-stop style:position="170mm" style:type="right"/>
        </style:tab-stops>
      </style:paragraph-properties>
      <style:text-properties fo:font-variant="normal" fo:text-transform="none" fo:color="#4343ad" style:text-line-through-style="none" style:text-line-through-type="none" style:text-position="0% 100%" style:font-name="Roboto Mono" fo:font-size="6pt" fo:font-style="normal" style:text-underline-style="none" fo:font-weight="normal" style:font-name-asian="Roboto Mono1" style:font-size-asian="6pt" style:font-style-asian="normal" style:font-weight-asian="normal" style:font-name-complex="Roboto Mono1" style:font-size-complex="6pt"/>
    </style:style>
    <style:style style:name="P5" style:family="paragraph" style:parent-style-name="Standard">
      <style:paragraph-properties fo:margin-left="0mm" fo:margin-right="0mm" fo:text-indent="0mm" style:auto-text-indent="false"/>
    </style:style>
    <style:style style:name="P6" style:family="paragraph" style:parent-style-name="Standard">
      <style:paragraph-properties fo:margin-left="0mm" fo:margin-right="0mm" fo:margin-top="0mm" fo:margin-bottom="4mm" loext:contextual-spacing="false" fo:line-height="150%" fo:text-align="start" style:justify-single-word="false" fo:keep-together="auto" fo:orphans="0" fo:widows="0" fo:text-indent="0mm" style:auto-text-indent="false" fo:padding="0mm" fo:border="none" fo:keep-with-next="auto"/>
    </style:style>
    <style:style style:name="P7" style:family="paragraph" style:parent-style-name="Standard">
      <style:paragraph-properties fo:margin-left="0mm" fo:margin-right="0mm" fo:margin-top="0mm" fo:margin-bottom="4mm" loext:contextual-spacing="false" fo:line-height="120%" fo:text-align="start" style:justify-single-word="false" fo:keep-together="auto" fo:orphans="0" fo:widows="0" fo:text-indent="0mm" style:auto-text-indent="false" fo:padding="0mm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style:font-name-asian="Roboto1" style:font-size-asian="10pt" style:font-style-asian="normal" style:font-weight-asian="normal" style:font-name-complex="Roboto1" style:font-size-complex="10pt"/>
    </style:style>
    <style:style style:name="P8" style:family="paragraph" style:parent-style-name="Standard">
      <style:paragraph-properties fo:margin-left="0mm" fo:margin-right="0mm" fo:margin-top="0mm" fo:margin-bottom="4mm" loext:contextual-spacing="false" fo:line-height="120%" fo:text-align="start" style:justify-single-word="false" fo:keep-together="auto" fo:orphans="0" fo:widows="0" fo:text-indent="0mm" style:auto-text-indent="false" fo:padding="0mm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officeooo:paragraph-rsid="000a0ea1" style:font-name-asian="Roboto1" style:font-size-asian="10pt" style:font-style-asian="normal" style:font-weight-asian="normal" style:font-name-complex="Roboto1" style:font-size-complex="10pt"/>
    </style:style>
    <style:style style:name="P9" style:family="paragraph" style:parent-style-name="Standard">
      <style:paragraph-properties fo:margin-left="0mm" fo:margin-right="0mm" fo:margin-top="0mm" fo:margin-bottom="4mm" loext:contextual-spacing="false" fo:line-height="150%" fo:text-align="start" style:justify-single-word="false" fo:keep-together="auto" fo:orphans="0" fo:widows="0" fo:text-indent="0mm" style:auto-text-indent="false" fo:padding="0mm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style:font-name-asian="Roboto1" style:font-size-asian="10pt" style:font-style-asian="normal" style:font-weight-asian="normal" style:font-name-complex="Roboto1" style:font-size-complex="10pt"/>
    </style:style>
    <style:style style:name="P10" style:family="paragraph" style:parent-style-name="Standard">
      <style:paragraph-properties fo:margin-left="0mm" fo:margin-right="0mm" fo:margin-top="0mm" fo:margin-bottom="4mm" loext:contextual-spacing="false" fo:line-height="120%" fo:keep-together="auto" fo:orphans="0" fo:widows="0" fo:text-indent="0mm" style:auto-text-indent="false" fo:padding="0mm" fo:border="none" fo:keep-with-next="auto"/>
    </style:style>
    <style:style style:name="P11" style:family="paragraph" style:parent-style-name="Standard">
      <style:paragraph-properties fo:margin-left="25.4mm" fo:margin-right="0mm" fo:margin-top="0mm" fo:margin-bottom="4mm" loext:contextual-spacing="false" fo:line-height="150%" fo:text-align="start" style:justify-single-word="false" fo:keep-together="auto" fo:orphans="0" fo:widows="0" fo:text-indent="0mm" style:auto-text-indent="false" fo:padding="0mm" fo:border="none" fo:keep-with-next="auto"/>
    </style:style>
    <style:style style:name="P12" style:family="paragraph" style:parent-style-name="Standard">
      <style:paragraph-properties fo:margin-left="12.51mm" fo:margin-right="0mm" fo:margin-top="0mm" fo:margin-bottom="4mm" loext:contextual-spacing="false" fo:line-height="120%" fo:text-align="start" style:justify-single-word="false" fo:keep-together="auto" fo:orphans="0" fo:widows="0" fo:text-indent="0mm" style:auto-text-indent="false" fo:padding="0mm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style:font-name-asian="Roboto1" style:font-size-asian="10pt" style:font-style-asian="normal" style:font-weight-asian="normal" style:font-name-complex="Roboto1" style:font-size-complex="10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 style:master-page-name="Standard">
      <style:paragraph-properties fo:margin-top="4.2mm" fo:margin-bottom="4.2mm" loext:contextual-spacing="false" fo:line-height="100%" style:page-number="1"/>
    </style:style>
    <style:style style:name="P15" style:family="paragraph" style:parent-style-name="Heading_20_2" style:list-style-name="WWNum2">
      <style:paragraph-properties fo:margin-left="0mm" fo:margin-right="0mm" fo:text-indent="0mm" style:auto-text-indent="false"/>
    </style:style>
    <style:style style:name="P16" style:family="paragraph" style:parent-style-name="Standard" style:list-style-name="WWNum3">
      <style:paragraph-properties fo:margin-left="13.58mm" fo:margin-right="0mm" fo:margin-top="0mm" fo:margin-bottom="4mm" loext:contextual-spacing="false" fo:line-height="150%" fo:text-align="start" style:justify-single-word="false" fo:keep-together="auto" fo:orphans="0" fo:widows="0" fo:text-indent="-6.35mm" style:auto-text-indent="false" fo:padding="0mm" fo:border="none" fo:keep-with-next="auto"/>
    </style:style>
    <style:style style:name="P17" style:family="paragraph" style:parent-style-name="Standard" style:list-style-name="WWNum4">
      <style:paragraph-properties fo:margin-left="12.7mm" fo:margin-right="0mm" fo:margin-top="0mm" fo:margin-bottom="4mm" loext:contextual-spacing="false" fo:line-height="150%" fo:text-align="start" style:justify-single-word="false" fo:keep-together="auto" fo:orphans="0" fo:widows="0" fo:text-indent="-6.35mm" style:auto-text-indent="false" fo:padding="0mm" fo:border="none" fo:keep-with-next="auto"/>
    </style:style>
    <style:style style:name="P18" style:family="paragraph" style:parent-style-name="Standard" style:list-style-name="WWNum4">
      <style:paragraph-properties fo:margin-left="12.7mm" fo:margin-right="0mm" fo:margin-top="0mm" fo:margin-bottom="4mm" loext:contextual-spacing="false" fo:line-height="150%" fo:text-align="start" style:justify-single-word="false" fo:keep-together="auto" fo:orphans="0" fo:widows="0" fo:text-indent="-6.35mm" style:auto-text-indent="false" fo:padding="0mm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style:font-name-asian="Roboto1" style:font-size-asian="10pt" style:font-style-asian="normal" style:font-weight-asian="normal" style:font-name-complex="Roboto1" style:font-size-complex="10pt"/>
    </style:style>
    <style:style style:name="P19" style:family="paragraph" style:parent-style-name="Standard" style:list-style-name="WWNum1">
      <style:paragraph-properties fo:margin-left="12.7mm" fo:margin-right="0mm" fo:margin-top="0mm" fo:margin-bottom="4mm" loext:contextual-spacing="false" fo:line-height="120%" fo:text-align="start" style:justify-single-word="false" fo:keep-together="auto" fo:orphans="0" fo:widows="0" fo:text-indent="-6.35mm" style:auto-text-indent="false" fo:padding="0mm" fo:border="none" fo:keep-with-next="auto"/>
    </style:style>
    <style:style style:name="P20" style:family="paragraph" style:parent-style-name="Standard" style:list-style-name="WWNum4">
      <style:paragraph-properties fo:margin-left="12.7mm" fo:margin-right="0mm" fo:margin-top="0mm" fo:margin-bottom="4mm" loext:contextual-spacing="false" fo:line-height="150%" fo:text-align="start" style:justify-single-word="false" fo:orphans="0" fo:widows="0" fo:text-indent="-6.35mm" style:auto-text-indent="false" fo:padding="0mm" fo:border="none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officeooo:rsid="0007aa0c" officeooo:paragraph-rsid="0007aa0c" style:font-name-asian="Roboto1" style:font-size-asian="10pt" style:font-style-asian="normal" style:font-weight-asian="normal" style:font-name-complex="Roboto1" style:font-size-complex="10pt"/>
    </style:style>
    <style:style style:name="P21" style:family="paragraph" style:parent-style-name="Standard" style:list-style-name="WWNum1">
      <style:paragraph-properties fo:margin-left="12.7mm" fo:margin-right="0mm" fo:margin-top="0mm" fo:margin-bottom="0mm" loext:contextual-spacing="false" fo:line-height="120%" fo:text-align="start" style:justify-single-word="false" fo:keep-together="auto" fo:orphans="0" fo:widows="0" fo:text-indent="-6.35mm" style:auto-text-indent="false" fo:padding="0mm" fo:border="none" fo:keep-with-next="auto"/>
    </style:style>
    <style:style style:name="P22" style:family="paragraph" style:parent-style-name="Standard" style:list-style-name="WWNum4">
      <style:paragraph-properties fo:margin-left="19.05mm" fo:margin-right="0mm" fo:margin-top="0mm" fo:margin-bottom="4mm" loext:contextual-spacing="false" fo:line-height="150%" fo:text-align="start" style:justify-single-word="false" fo:keep-together="auto" fo:orphans="0" fo:widows="0" fo:text-indent="-6.35mm" style:auto-text-indent="false" fo:padding="0mm" fo:border="none" fo:keep-with-next="auto"/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style:font-name-asian="Roboto1" style:font-size-asian="10pt" style:font-style-asian="normal" style:font-weight-asian="normal" style:font-name-complex="Roboto1" style:font-size-complex="10pt"/>
    </style:style>
    <style:style style:name="P23" style:family="paragraph" style:parent-style-name="Standard" style:list-style-name="WWNum4">
      <style:paragraph-properties fo:margin-left="19.05mm" fo:margin-right="0mm" fo:margin-top="0mm" fo:margin-bottom="4mm" loext:contextual-spacing="false" fo:line-height="150%" fo:text-align="start" style:justify-single-word="false" fo:keep-together="auto" fo:orphans="0" fo:widows="0" fo:text-indent="-6.35mm" style:auto-text-indent="false" fo:padding="0mm" fo:border="none" fo:keep-with-next="auto"/>
    </style:style>
    <style:style style:name="P24" style:family="paragraph" style:parent-style-name="Standard" style:list-style-name="WWNum1">
      <style:paragraph-properties fo:margin-top="0mm" fo:margin-bottom="0mm" loext:contextual-spacing="false" fo:line-height="120%" fo:text-align="start" style:justify-single-word="false" fo:keep-together="auto" fo:orphans="0" fo:widows="0" fo:padding="0mm" fo:border="none" fo:keep-with-next="auto"/>
      <style:text-properties officeooo:paragraph-rsid="000a0ea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9pt" fo:font-style="normal" style:text-underline-style="none" fo:font-weight="normal" style:font-name-asian="Roboto1" style:font-size-asian="9pt" style:font-style-asian="normal" style:font-weight-asian="normal" style:font-name-complex="Roboto1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style:font-name-asian="Roboto1" style:font-size-asian="10pt" style:font-style-asian="normal" style:font-weight-asian="normal" style:font-name-complex="Roboto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normal" officeooo:rsid="000a0ea1" style:font-name-asian="Roboto1" style:font-size-asian="10pt" style:font-style-asian="normal" style:font-weight-asian="normal" style:font-name-complex="Roboto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0pt" fo:font-style="normal" style:text-underline-style="none" fo:font-weight="bold" style:font-name-asian="Roboto1" style:font-size-asian="10pt" style:font-style-asian="normal" style:font-weight-asian="bold" style:font-name-complex="Roboto1" style:font-size-complex="10pt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Roboto" fo:font-size="10pt" fo:font-style="normal" style:text-underline-style="solid" style:text-underline-width="auto" style:text-underline-color="font-color" fo:font-weight="normal" style:font-name-asian="Roboto1" style:font-size-asian="10pt" style:font-style-asian="normal" style:font-weight-asian="normal" style:font-name-complex="Roboto1" style:font-size-complex="10pt"/>
    </style:style>
    <style:style style:name="T6" style:family="text">
      <style:text-properties fo:font-variant="normal" fo:text-transform="none" fo:color="#000080" style:text-line-through-style="none" style:text-line-through-type="none" style:text-position="0% 100%" style:font-name="Roboto" fo:font-size="10pt" fo:font-style="normal" style:text-underline-style="solid" style:text-underline-width="auto" style:text-underline-color="font-color" fo:font-weight="normal" style:font-name-asian="Roboto1" style:font-size-asian="10pt" style:font-style-asian="normal" style:font-weight-asian="normal" style:font-name-complex="Roboto1" style:font-size-complex="10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officeooo:rsid="000a0ea1"/>
    </style:style>
    <style:style style:name="T9" style:family="text">
      <style:text-properties officeooo:rsid="000a18ac"/>
    </style:style>
    <style:style style:name="T10" style:family="text">
      <style:text-properties officeooo:rsid="000de733"/>
    </style:style>
    <style:style style:name="fr1" style:family="graphic" style:parent-style-name="Graphics">
      <style:graphic-properties fo:margin-left="0mm" fo:margin-right="0mm" fo:margin-top="0mm" fo:margin-bottom="0m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run-through="background" style:wrap="non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OMPROMÍS DE VOLUNTARIAT PER AL PROJECTE CODE CLUB CATALUNYA</text:p>
      <text:p text:style-name="P5"/>
      <text:list xml:id="list3411586275" text:style-name="WWNum2">
        <text:list-item>
          <text:list>
            <text:list-item>
              <text:p text:style-name="P15">REUNITS</text:p>
            </text:list-item>
          </text:list>
        </text:list-item>
      </text:list>
      <text:p text:style-name="P9"><text:bookmark text:name="_gjdgxs"/>A Barcelona, dia ______________________. </text:p>
      <text:p text:style-name="P6"><text:span text:style-name="T2">En/Na </text:span><text:span text:style-name="T4">Martina Mayrhofer</text:span><text:span text:style-name="T2">, <text:s/>major d’edat, amb DNI núm. X6992101D com a responsable del projecte </text:span><text:a xlink:type="simple" xlink:href="https://codeclubcat.org/" text:style-name="ListLabel_20_1" text:visited-style-name="ListLabel_20_1"><text:span text:style-name="T5">CODE CLUB CATALUNYA</text:span></text:a><text:span text:style-name="T2"> i en representació de l’entitat </text:span><text:span text:style-name="T4">COLECTIC SCCL</text:span><text:span text:style-name="T2">, cooperativa d’iniciativa social que actua sense afany de lucre, domiciliada al Carrer dels Salvador 8 baixos, i registrada amb el número 14952 al Registre de Cooperatives i censada al Cens d’Entitats del Voluntariat de Catalunya amb el número 0001842-000, i</text:span></text:p>
      <text:p text:style-name="P6"><text:span text:style-name="T2">En/na __________</text:span>_______<text:span text:style-name="T2">_________________________________________, major d’edat, amb el DNI núm. __________________________, i amb domicili a Carrer _____________________________________, població _____________________________________________</text:span>__________________</text:p>
      <text:p text:style-name="P6"/>
      <text:list xml:id="list150940888056462" text:continue-numbering="true" text:style-name="WWNum2">
        <text:list-item>
          <text:list>
            <text:list-item>
              <text:p text:style-name="P15">ACORDEN</text:p>
            </text:list-item>
          </text:list>
        </text:list-item>
      </text:list>
      <text:p text:style-name="P9">Amb el present document, d’acord amb el que disposa l’article 1.3.d del vigent Estatut dels Treballadors i l’article 7 de la Llei 25/2015, de 30 de juliol, del voluntariat i foment de l’associacionisme; estableixen el següent:</text:p>
      <text:list xml:id="list1730081079" text:style-name="WWNum3">
        <text:list-item>
          <text:p text:style-name="P16"><text:span text:style-name="T4">La persona voluntària</text:span><text:span text:style-name="T2"> s’ofereix a realitzar, dins el marc de la Llei 25/2015, de 30 de juliol, del voluntariat i foment de l’associacionisme</text:span></text:p>
        </text:list-item>
        <text:list-item>
          <text:p text:style-name="P16"><text:span text:style-name="T4">Code Club Catalunya</text:span><text:span text:style-name="T2">, i Colectic SCCL cooperativa d’iniciativa social i sense ànim de lucre com a sòcia local de Code Club Internacional accepta l’actuació, implicació, participació, acció, activitat voluntària, lliure i altruista, sense cap mena de contraprestació econòmica, en benefici de tercers i per a la millora de llur qualitat de vida i de l’entorn, sense que aquesta actuació pugui perjudicar les obligacions principals o privades de la persona voluntària. </text:span></text:p>
        </text:list-item>
      </text:list>
      <text:p text:style-name="P9">En cap cas, les tasques realitzades per les persones voluntàries substituiran els llocs de treball estables per a la prestació dels serveis.</text:p>
      <text:p text:style-name="P9"><text:soft-page-break/>La persona voluntària es dedicarà exclusivament al projecte Code Club amb les tasques següents: </text:p>
      <text:list xml:id="list826775191" text:style-name="WWNum4">
        <text:list-item>
          <text:p text:style-name="P17"><text:bookmark text:name="_2et92p0"/><text:span text:style-name="T2">Impartir les sessions de taller amb un grup de nens i nenes seguint els recursos i materials facilitats a </text:span><text:a xlink:type="simple" xlink:href="https://codeclubcat.org/biblioteques" text:style-name="ListLabel_20_2" text:visited-style-name="ListLabel_20_2"><text:span text:style-name="T6">https://codeclubcat.org/biblioteques</text:span></text:a><text:span text:style-name="T2"> </text:span></text:p>
          <text:list>
            <text:list-item>
              <text:p text:style-name="P22">Lloc del taller <text:span text:style-name="T10">acordat entre la persona voluntària i Code Club </text:span></text:p>
            </text:list-item>
          </text:list>
        </text:list-item>
      </text:list>
      <text:p text:style-name="P11"><text:span text:style-name="T10">Municipis preferits</text:span>: ____________________________________________________________</text:p>
      <text:list xml:id="list150939657081742" text:continue-numbering="true" text:style-name="WWNum4">
        <text:list-item>
          <text:list>
            <text:list-item>
              <text:p text:style-name="P22">Dates i horaris: </text:p>
            </text:list-item>
            <text:list-item>
              <text:p text:style-name="P23"><text:span text:style-name="T2">Persona de contacte per al taller: Mar</text:span>tina Mayrhofer <text:a xlink:type="simple" xlink:href="mailto:hola@codeclubcat.org" text:style-name="Internet_20_link" text:visited-style-name="Visited_20_Internet_20_Link">hola@codeclubcat.org</text:a><text:span text:style-name="T7"> </text:span></text:p>
            </text:list-item>
          </text:list>
        </text:list-item>
        <text:list-item>
          <text:p text:style-name="P18">Participar en la formació inicial abans del taller (3 hores presencial o online). </text:p>
        </text:list-item>
        <text:list-item>
          <text:p text:style-name="P20">Informar el més aviat possible de qualsevol modificació en la seva disponibilitat per al projecte a la biblioteca col·laboradora i a <text:a xlink:type="simple" xlink:href="mailto:hola@codeclubcat.org" text:style-name="Internet_20_link" text:visited-style-name="Visited_20_Internet_20_Link">hola@codeclubcat.org</text:a>. </text:p>
        </text:list-item>
        <text:list-item>
          <text:p text:style-name="P18"><text:bookmark text:name="_tyjcwt"/>Col·laborar en l’avaluació i el tancament del taller. </text:p>
        </text:list-item>
      </text:list>
      <text:p text:style-name="P6"><text:bookmark text:name="_5ju59kfbnl5y"/>En finalitzar el taller Code Club amb l’entrega de la documentació corresponent (avaluació, llista d’assistència) rebrà el certificat de participació. </text:p>
      <text:p text:style-name="P7"/>
      <text:p text:style-name="P10"><text:span text:style-name="T2">Signatura de</text:span> la representant de l’entitat<text:span text:style-name="T2"> <text:s text:c="5"/></text:span><text:s text:c="10"/><text:span text:style-name="T2"><text:tab/></text:span>Signatura de la persona voluntària<text:line-break/><text:span text:style-name="T2">Martina Mayrhofer <text:line-break/>X6992101D </text:span></text:p>
      <text:p text:style-name="P7"><text:bookmark text:name="_17dp8vu"/></text:p>
      <text:p text:style-name="P13">ANNEX - PROTECCIÓ DE DADES PERSONALS I DRETS D’IMATGE</text:p>
      <text:p text:style-name="P7">COLECTIC, S.C.C.L. és el responsable del tractament de les teves dades personals i t'informa que seran tractades de conformitat amb el Reglament (UE) 2016/679 de 27 de abril de 2016 (GDPR). </text:p>
      <text:p text:style-name="P7">Colectic SCCL <text:span text:style-name="T9">farà</text:span> difusió del projecte Code Club als seus espais web i a xarxes socials vinculades, com també a mitjans de comunicació. En aquests espais es poden publicar imatges, vídeos o gravacions de veu en què apareguin estudiants i persones voluntàries que fan les activitats de Code Club. </text:p>
      <text:p text:style-name="P8">El dret a la pròpia imatge és reconegut en l’article 18.1 de la Constitució espanyola i està regulat per la Llei orgànica 1/1982, de 5 de maig, sobre el dret a l’honor, a la intimitat personal i familiar i a la pròpia imatge, per la qual cosa Colectic SCCL com a <text:span text:style-name="T8">sòcia</text:span> local de Code Club demana el consentiment per publicar fotografies i vídeos on surtis clarament identificable.</text:p>
      <text:p text:style-name="P7">Informació bàsica sobre protecció de dades </text:p>
      <text:list xml:id="list607543262" text:style-name="WWNum1">
        <text:list-item>
          <text:p text:style-name="P21"><text:span text:style-name="T4">Responsable del tractament:</text:span><text:span text:style-name="T2"> Colectic SCCL, </text:span><text:span text:style-name="T3">sòcia</text:span><text:span text:style-name="T2"> local de Code Club </text:span></text:p>
        </text:list-item>
        <text:list-item>
          <text:p text:style-name="P21"><text:span text:style-name="T4">Finalitat</text:span><text:span text:style-name="T2">: Autorització per al tractament de les teves dades personals i la difusió d'imatge/veu o material elaborat als espais de comunicació i difusió de Colectic SCCL i del projecte Code Club, que poden ser propis i a xarxes socials. </text:span></text:p>
        </text:list-item>
        <text:list-item>
          <text:p text:style-name="P21"><text:span text:style-name="T4">Legitimació</text:span><text:span text:style-name="T2">: Consentiment de la persona interessada. </text:span></text:p>
        </text:list-item>
        <text:list-item>
          <text:p text:style-name="P24"><text:span text:style-name="T4">Destinataris</text:span><text:span text:style-name="T2">: Les dades no es comunicaran a tercers, excepte amb el Servei de Biblioteques de la Generalitat de Catalunya <text:s/>com a </text:span><text:span text:style-name="T3">sòcia</text:span><text:span text:style-name="T2"> del projecte,</text:span><text:span text:style-name="T3"> amb la seva Universitat per la tramitació de crèdits de lliure elecció, </text:span><text:span text:style-name="T2">i en els casos previstos per llei. </text:span></text:p>
        </text:list-item>
        <text:list-item>
          <text:p text:style-name="P21"><text:span text:style-name="T4">Drets</text:span><text:span text:style-name="T2">: Accedir a les dades, rectificar-les, suprimir-les, oposar-se al tractament i sol·licitar-ne la limitació. </text:span></text:p>
        </text:list-item>
        <text:list-item>
          <text:p text:style-name="P19"><text:span text:style-name="T4">Informació addicional</text:span><text:span text:style-name="T2">: Podeu consultar la informació addicional i detallada sobre protecció de dades a la pàgina: </text:span><text:a xlink:type="simple" xlink:href="http://colectic.coop/avis-legal-i-condicions-generals-dutilitzacio" text:style-name="ListLabel_20_2" text:visited-style-name="ListLabel_20_2"><text:span text:style-name="T6">http://colectic.coop/avis-legal-i-condicions-generals-dutilitzacio</text:span></text:a><text:span text:style-name="T2"> </text:span></text:p>
        </text:list-item>
      </text:list>
      <text:p text:style-name="P7">Drets d’imatge personal </text:p>
      <text:p text:style-name="P12">____ Autoritzo a Colectic SCCL per al tractament d'imatges <text:line-break/>____ No autoritzo a Colectic SCCL per al tractament d'imatges </text:p>
      <text:p text:style-name="P7">Protecció de dades personals </text:p>
      <text:p text:style-name="P12">____ Autoritzo a Colectic SCCL per al tractament de les meves dades personals per la gestió del projecte Code Club.</text:p>
      <text:p text:style-name="P7">Firma de la persona voluntàri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Light1" svg:font-family="'Roboto Light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Roboto" fo:font-size="10pt" fo:language="ca" fo:country="ES" style:letter-kerning="false" style:font-name-asian="Roboto1" style:font-size-asian="10pt" style:language-asian="zh" style:country-asian="CN" style:font-name-complex="Roboto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Roboto" fo:font-size="10pt" fo:language="ca" fo:country="ES" style:letter-kerning="false" style:font-name-asian="Roboto1" style:font-size-asian="10pt" style:language-asian="zh" style:country-asian="CN" style:font-name-complex="Roboto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4mm" loext:contextual-spacing="false" fo:line-height="120%" fo:orphans="0" fo:widows="0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mm" fo:margin-right="0mm" fo:margin-top="4.2mm" fo:margin-bottom="4.2mm" loext:contextual-spacing="false" fo:line-height="100%" fo:text-indent="0mm" style:auto-text-indent="false" fo:keep-with-next="always"/>
      <style:text-properties fo:color="#4343ad" style:font-name="Roboto" fo:font-family="Roboto" style:font-family-generic="roman" style:font-pitch="variable" fo:font-size="18pt" fo:font-weight="bold" style:font-name-asian="Roboto1" style:font-family-asian="Roboto" style:font-family-generic-asian="system" style:font-pitch-asian="variable" style:font-size-asian="18pt" style:font-weight-asian="bold" style:font-name-complex="Roboto1" style:font-family-complex="Roboto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mm" fo:margin-right="0mm" fo:margin-top="3.49mm" fo:margin-bottom="3.49mm" loext:contextual-spacing="false" fo:line-height="100%" fo:text-indent="0mm" style:auto-text-indent="false" fo:keep-with-next="always"/>
      <style:text-properties fo:color="#4343ad" style:font-name="Roboto" fo:font-family="Roboto" style:font-family-generic="roman" style:font-pitch="variable" fo:font-size="13pt" fo:font-weight="bold" style:font-name-asian="Roboto1" style:font-family-asian="Roboto" style:font-family-generic-asian="system" style:font-pitch-asian="variable" style:font-size-asian="13pt" style:font-weight-asian="bold" style:font-name-complex="Roboto1" style:font-family-complex="Roboto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mm" fo:margin-right="0mm" fo:margin-top="2.5mm" fo:margin-bottom="3mm" loext:contextual-spacing="false" fo:line-height="100%" fo:text-indent="0mm" style:auto-text-indent="false" fo:keep-with-next="always"/>
      <style:text-properties fo:color="#4343ad" style:font-name="Roboto Light" fo:font-family="'Roboto Light'" style:font-family-generic="roman" style:font-pitch="variable" fo:font-size="14pt" fo:font-weight="normal" style:font-name-asian="Roboto Light1" style:font-family-asian="'Roboto Light'" style:font-family-generic-asian="system" style:font-pitch-asian="variable" style:font-size-asian="14pt" style:font-weight-asian="normal" style:font-name-complex="Roboto Light1" style:font-family-complex="'Roboto Light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5.24mm" fo:margin-right="0mm" fo:margin-top="2.12mm" fo:margin-bottom="2.12mm" loext:contextual-spacing="false" fo:line-height="100%" fo:text-indent="-15.24mm" style:auto-text-indent="false" fo:keep-with-next="always"/>
      <style:text-properties style:font-name="Roboto" fo:font-family="Roboto" style:font-family-generic="roman" style:font-pitch="variable" fo:font-size="17pt" fo:font-style="italic" fo:font-weight="bold" style:font-name-asian="Roboto1" style:font-family-asian="Roboto" style:font-family-generic-asian="system" style:font-pitch-asian="variable" style:font-size-asian="17pt" style:font-style-asian="italic" style:font-weight-asian="bold" style:font-name-complex="Roboto1" style:font-family-complex="Roboto" style:font-family-generic-complex="system" style:font-pitch-complex="variable" style:font-size-complex="17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3.88mm" fo:margin-bottom="0.71m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3.53mm" fo:margin-bottom="0.71m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4.23mm" fo:margin-bottom="2.12mm" loext:contextual-spacing="false" fo:line-height="100%" fo:text-align="center" style:justify-single-word="false" fo:keep-with-next="always"/>
      <style:text-properties style:font-name="Roboto" fo:font-family="Roboto" style:font-family-generic="roman" style:font-pitch="variable" fo:font-size="28pt" fo:font-weight="bold" style:font-name-asian="Roboto1" style:font-family-asian="Roboto" style:font-family-generic-asian="system" style:font-pitch-asian="variable" style:font-size-asian="28pt" style:font-weight-asian="bold" style:font-name-complex="Roboto1" style:font-family-complex="Roboto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1.06mm" fo:margin-bottom="2.12mm" loext:contextual-spacing="false" fo:line-height="100%" fo:text-align="center" style:justify-single-word="false" fo:keep-with-next="always"/>
      <style:text-properties style:font-name="Roboto" fo:font-family="Roboto" style:font-family-generic="roman" style:font-pitch="variable" fo:font-size="18pt" style:font-name-asian="Roboto1" style:font-family-asian="Roboto" style:font-family-generic-asian="system" style:font-pitch-asian="variable" style:font-size-asian="18pt" style:font-name-complex="Roboto1" style:font-family-complex="Roboto" style:font-family-generic-complex="system" style:font-pitch-complex="variable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variant="normal" fo:text-transform="none" fo:color="#1155cc" style:text-line-through-style="none" style:text-line-through-type="none" style:text-position="0% 100%" style:font-name="Roboto" fo:font-family="Roboto" style:font-family-generic="roman" style:font-pitch="variable" fo:font-size="10pt" fo:font-style="normal" style:text-underline-style="solid" style:text-underline-width="auto" style:text-underline-color="font-color" fo:font-weight="normal" style:font-name-asian="Roboto1" style:font-family-asian="Roboto" style:font-family-generic-asian="system" style:font-pitch-asian="variable" style:font-size-asian="10pt" style:font-style-asian="normal" style:font-weight-asian="normal" style:font-name-complex="Roboto1" style:font-family-complex="Roboto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000080" style:text-line-through-style="none" style:text-line-through-type="none" style:text-position="0% 100%" style:font-name="Roboto" fo:font-family="Roboto" style:font-family-generic="roman" style:font-pitch="variable" fo:font-size="10pt" fo:font-style="normal" style:text-underline-style="solid" style:text-underline-width="auto" style:text-underline-color="font-color" fo:font-weight="normal" style:font-name-asian="Roboto1" style:font-family-asian="Roboto" style:font-family-generic-asian="system" style:font-pitch-asian="variable" style:font-size-asian="10pt" style:font-style-asian="normal" style:font-weight-asian="normal" style:font-name-complex="Roboto1" style:font-family-complex="Roboto" style:font-family-generic-complex="system" style:font-pitch-complex="variable" style:font-size-complex="10pt"/>
    </style:style>
    <style:style style:name="ListLabel_20_3" style:display-name="ListLabel 3" style:family="text">
      <style:text-properties fo:color="#1155c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10.16mm" fo:margin-left="10.16m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12.7mm" fo:margin-left="12.7m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15.24mm" fo:margin-left="15.24m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17.78mm" fo:margin-left="17.78m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20.32mm" fo:margin-left="20.32m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22.86mm" fo:margin-left="22.86m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25.4mm" fo:margin-left="25.4m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6.35mm" fo:margin-left="13.58m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6.35mm" fo:margin-left="19.93m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6.35mm" fo:margin-left="26.28m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6.35mm" fo:margin-left="32.63m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6.35mm" fo:margin-left="38.98m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6.35mm" fo:margin-left="45.33m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6.35mm" fo:margin-left="51.68m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6.35mm" fo:margin-left="58.03m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6.35mm" fo:margin-left="64.38m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20mm" fo:margin-right="0mm" fo:margin-top="0mm" fo:margin-bottom="4mm" loext:contextual-spacing="false" fo:line-height="120%" fo:text-align="end" style:justify-single-word="false" fo:keep-together="auto" fo:orphans="0" fo:widows="0" fo:text-indent="0mm" style:auto-text-indent="false" fo:padding="0mm" fo:border="none" fo:keep-with-next="auto"/>
      <style:text-properties fo:font-variant="normal" fo:text-transform="none" fo:color="#4343ad" style:text-line-through-style="none" style:text-line-through-type="none" style:text-position="0% 100%" style:font-name="Roboto Mono" fo:font-size="11pt" fo:font-style="normal" style:text-underline-style="none" fo:font-weight="normal" style:font-name-asian="Roboto Mono1" style:font-size-asian="11pt" style:font-style-asian="normal" style:font-weight-asian="normal" style:font-name-complex="Roboto Mono1" style:font-size-complex="11pt"/>
    </style:style>
    <style:style style:name="MP2" style:family="paragraph" style:parent-style-name="Standard">
      <style:paragraph-properties fo:margin-left="0mm" fo:margin-right="0mm" fo:margin-top="0mm" fo:margin-bottom="0mm" loext:contextual-spacing="false" fo:line-height="150%" fo:text-align="end" style:justify-single-word="false" fo:keep-together="auto" fo:orphans="0" fo:widows="0" fo:text-indent="0mm" style:auto-text-indent="false" fo:padding="0mm" fo:border="none" fo:keep-with-next="auto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MP3" style:family="paragraph" style:parent-style-name="Standard">
      <style:paragraph-properties fo:margin-left="0mm" fo:margin-right="0mm" fo:margin-top="0mm" fo:margin-bottom="0mm" loext:contextual-spacing="false" fo:line-height="150%" fo:text-align="start" style:justify-single-word="false" fo:keep-together="auto" fo:orphans="0" fo:widows="0" fo:text-indent="0mm" style:auto-text-indent="false" fo:padding="0mm" fo:border="none" fo:keep-with-next="auto">
        <style:tab-stops>
          <style:tab-stop style:position="85mm" style:type="center"/>
          <style:tab-stop style:position="170mm" style:type="right"/>
        </style:tab-stops>
      </style:paragraph-properties>
      <style:text-properties fo:font-variant="normal" fo:text-transform="none" fo:color="#4343ad" style:text-line-through-style="none" style:text-line-through-type="none" style:text-position="0% 100%" style:font-name="Roboto Mono" fo:font-size="6pt" fo:font-style="normal" style:text-underline-style="none" fo:font-weight="normal" style:font-name-asian="Roboto Mono1" style:font-size-asian="6pt" style:font-style-asian="normal" style:font-weight-asian="normal" style:font-name-complex="Roboto Mono1" style:font-size-complex="6pt"/>
    </style:style>
    <style:style style:name="MP4" style:family="paragraph" style:parent-style-name="Standard">
      <style:paragraph-properties fo:margin-left="0mm" fo:margin-right="0mm" fo:margin-top="0mm" fo:margin-bottom="1.01mm" loext:contextual-spacing="false" fo:line-height="150%" fo:text-align="start" style:justify-single-word="false" fo:keep-together="auto" fo:orphans="0" fo:widows="0" fo:text-indent="0mm" style:auto-text-indent="false" fo:padding="0mm" fo:border="none" fo:keep-with-next="auto">
        <style:tab-stops>
          <style:tab-stop style:position="85mm" style:type="center"/>
          <style:tab-stop style:position="170mm" style:type="right"/>
        </style:tab-stops>
      </style:paragraph-properties>
      <style:text-properties fo:font-variant="normal" fo:text-transform="none" fo:color="#4343ad" style:text-line-through-style="none" style:text-line-through-type="none" style:text-position="0% 100%" style:font-name="Roboto Mono" fo:font-size="6pt" fo:font-style="normal" style:text-underline-style="none" fo:font-weight="normal" style:font-name-asian="Roboto Mono1" style:font-size-asian="6pt" style:font-style-asian="normal" style:font-weight-asian="normal" style:font-name-complex="Roboto Mono1" style:font-size-complex="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Roboto" fo:font-size="9pt" fo:font-style="normal" style:text-underline-style="none" fo:font-weight="normal" style:font-name-asian="Roboto1" style:font-size-asian="9pt" style:font-style-asian="normal" style:font-weight-asian="normal" style:font-name-complex="Roboto1" style:font-size-complex="9pt"/>
    </style:style>
    <style:style style:name="Mfr1" style:family="graphic" style:parent-style-name="Graphics">
      <style:graphic-properties fo:margin-left="0mm" fo:margin-right="0mm" fo:margin-top="0mm" fo:margin-bottom="0mm" style:run-through="background" style:wrap="non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mm" fo:margin-right="0mm" fo:margin-top="0mm" fo:margin-bottom="0m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11.99mm" fo:margin-bottom="9mm" fo:margin-left="27.94mm" fo:margin-right="27.99mm" style:writing-mode="lr-tb" style:layout-grid-color="#c0c0c0" style:layout-grid-lines="24057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9mm" fo:margin-left="0mm" fo:margin-right="0mm" fo:margin-bottom="17.99mm" style:dynamic-spacing="true"/>
      </style:header-style>
      <style:footer-style>
        <style:header-footer-properties fo:min-height="16.44mm" fo:margin-left="0mm" fo:margin-right="0mm" fo:margin-top="15.43m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char" svg:x="0mm" svg:y="-0.18mm" svg:width="33.9mm" svg:height="14.9mm" draw:z-index="5"><draw:image xlink:href="Pictures/100002010000016C000000A02237E05E4250BF4C.png" xlink:type="simple" xlink:show="embed" xlink:actuate="onLoad" loext:mime-type="image/png"/></draw:frame><draw:frame draw:style-name="Mfr2" draw:name="image1.png" text:anchor-type="char" svg:x="98.07mm" svg:y="-3.3mm" svg:width="56.06mm" svg:height="21.1mm" draw:z-index="2"><draw:image xlink:href="Pictures/1000020100000205000000C22843126A3F1F73BA.png" xlink:type="simple" xlink:show="embed" xlink:actuate="onLoad" loext:mime-type="image/png"/></draw:frame></text:p>
      </style:header>
      <style:footer>
        <text:p text:style-name="MP2"><text:span text:style-name="MT1">pàgina </text:span><text:page-number text:select-page="current">3</text:page-number></text:p>
        <text:p text:style-name="MP3">-----------------------------------------------------------------------------------------------------</text:p>
        <text:p text:style-name="MP4">Colectic SCCL - F60939956 - C. dels Salvador, 8 bx 08001 Barcelona - +34 93 442 58 67 - colectic.coop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1.2$Linux_X86_64 LibreOffice_project/30$Build-2</meta:generator>
    <dc:date>2019-09-18T15:09:38.766158110</dc:date>
    <dc:creator>Martina Mayrhofer</dc:creator>
    <meta:editing-duration>PT7M46S</meta:editing-duration>
    <meta:editing-cycles>11</meta:editing-cycles>
    <meta:document-statistic meta:table-count="0" meta:image-count="2" meta:object-count="0" meta:page-count="3" meta:paragraph-count="40" meta:word-count="765" meta:character-count="5227" meta:non-whitespace-character-count="4471"/>
  </office:meta>
</office:document-meta>
</file>